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1525" officeooo:paragraph-rsid="00051525" style:font-size-asian="16pt" style:font-weight-asian="bold" style:font-size-complex="16pt" style:font-weight-complex="bold"/>
    </style:style>
    <style:style style:name="P2" style:family="paragraph" style:parent-style-name="Standard">
      <style:text-properties officeooo:rsid="00051525" officeooo:paragraph-rsid="00051525"/>
    </style:style>
    <style:style style:name="P3" style:family="paragraph" style:parent-style-name="Standard">
      <style:text-properties fo:font-size="14pt" fo:font-weight="bold" officeooo:rsid="00051525" officeooo:paragraph-rsid="00051525" style:font-size-asian="14pt" style:font-weight-asian="bold" style:font-size-complex="14pt" style:font-weight-complex="bold"/>
    </style:style>
    <style:style style:name="P4" style:family="paragraph" style:parent-style-name="Standard">
      <style:text-properties officeooo:rsid="00051525" officeooo:paragraph-rsid="0006683b"/>
    </style:style>
    <style:style style:name="P5" style:family="paragraph" style:parent-style-name="Standard">
      <style:text-properties fo:font-size="13pt" style:text-underline-style="solid" style:text-underline-width="auto" style:text-underline-color="font-color" officeooo:rsid="00051525" officeooo:paragraph-rsid="0006683b" style:font-size-asian="13pt" style:font-size-complex="13pt"/>
    </style:style>
    <style:style style:name="P6" style:family="paragraph" style:parent-style-name="Standard">
      <style:text-properties officeooo:rsid="0006683b" officeooo:paragraph-rsid="0006683b"/>
    </style:style>
    <style:style style:name="P7" style:family="paragraph" style:parent-style-name="Standard">
      <style:text-properties fo:font-size="13pt" style:text-underline-style="solid" style:text-underline-width="auto" style:text-underline-color="font-color" officeooo:rsid="0006683b" officeooo:paragraph-rsid="0006683b" style:font-size-asian="13pt" style:font-size-complex="13pt"/>
    </style:style>
    <style:style style:name="P8" style:family="paragraph" style:parent-style-name="Standard">
      <style:text-properties officeooo:rsid="0007f5f0" officeooo:paragraph-rsid="0007f5f0"/>
    </style:style>
    <style:style style:name="P9" style:family="paragraph" style:parent-style-name="Standard">
      <style:text-properties officeooo:rsid="00097e59" officeooo:paragraph-rsid="00097e59"/>
    </style:style>
    <style:style style:name="T1" style:family="text">
      <style:text-properties officeooo:rsid="000668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u gamejam 48 heures</text:p>
      <text:p text:style-name="P2"/>
      <text:p text:style-name="P3">Instruction : </text:p>
      <text:p text:style-name="P2">Un seul input, une seule couleur</text:p>
      <text:p text:style-name="P2">Artiste: Giannone Anthony</text:p>
      <text:p text:style-name="P2">Game Developer: Toussaint Thomas </text:p>
      <text:p text:style-name="P2">Game Designer: Boualkma Adam</text:p>
      <text:p text:style-name="P2"/>
      <text:p text:style-name="P3">Recherche de concept :</text:p>
      <text:p text:style-name="P2">Nous avons cherché différents types de gameplay remplissant les conditions établis par nos formateurs. On a très vite pu comprendre que la restrictions d’un seul input réduisait grandement nos choix, le clicker et un shooter ont été abandonné pour ces raisons.</text:p>
      <text:p text:style-name="P2">Ils nous restaient d’autres options tel qu’un pong, un flappy bird like, un runner ou encore Track &amp; field like. </text:p>
      <text:p text:style-name="P2">Il fut décider de prendre plusieurs de ces options et de toutes les inclure dans le jeu via trois minis jeux : un track &amp; field, un runner et un jaugeur.</text:p>
      <text:p text:style-name="P4">Comme il y avait trois épreuves, le thème du triathlon fut tout trouver et la couleur du bleu fut choisi car neutre, pas trop agressive.</text:p>
      <text:p text:style-name="P4"/>
      <text:p text:style-name="P5"><text:span text:style-name="T1">Jeu 1 Cyclisme:</text:span></text:p>
      <text:p text:style-name="P6">Le but du jeu est d’atteindre la ligne d’arrivé le plus vite possible. Lorsque le joueur appuie sur espace, son personnage avance d’une petit impulsion, il doit donc marteler sa touche pour aller le plus vite possible.<text:line-break/>Pour une moyenne de 6 pressions par secondes, le parcourt doit durer 10 secondes.<text:line-break/>Plus rapide est le joueur, plus le nombre de points reçu est élevé. </text:p>
      <text:p text:style-name="P6">Le jeu teste la vitesse de pression du joueur et son endurance sur un cours sprinte. </text:p>
      <text:p text:style-name="P6"/>
      <text:p text:style-name="P7">Jeu 2 Course à obstacle:</text:p>
      <text:p text:style-name="P6">Le but du jeu est d’atteindre la ligne d’arrivé sans percuter un obstacle. Le personnage du joueur avance tout seul et lorsque le joueur appuie sur espace, le personnage saute. Sur son chemin des haies et il faut donc sauter par dessus car toucher la haies met fin au jeu.<text:line-break/>Au plus loin le joueur est allée, au plus de point il remporte.</text:p>
      <text:p text:style-name="P6">Le jeu teste les réflexes du joueur et sa concentration. </text:p>
      <text:p text:style-name="P6"/>
      <text:p text:style-name="P7">Jeu 3 Natation:</text:p>
      <text:p text:style-name="P6">Le but du jeu est d’atteindre la ligne d’arrivé en maintenant un curseur dans une jauge. Le curseur descend en permanence et lorsque que le joueur appuie sur espace, une impulsion est transmise au curseur, le faisant remonter. Il faut maintenir le curseur dans la zone critique de la jauge, ne pas aller en dessous ou au dessus pour que le personnage nage le plus vite possible.</text:p>
      <text:p text:style-name="P8">Le jeu teste la maîtrise du joueur. </text:p>
      <text:p text:style-name="P8"/>
      <text:p text:style-name="P9">Bien qu’on ait que trois jeux, l’idée qu’une version plus aboutie du jeu donne un party game nerveux à la Wario Ware avec des mini jeux courts (10 secondes) qui s’enchaînent les un après les autres pour au final avoir un immense score final après une dizaine de jeu.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2T15:17:18.969438900</meta:creation-date>
    <dc:date>2025-06-02T16:32:52.058829100</dc:date>
    <meta:editing-duration>PT39M10S</meta:editing-duration>
    <meta:editing-cycles>2</meta:editing-cycles>
    <meta:generator>LibreOffice/25.2.3.2$Windows_X86_64 LibreOffice_project/bbb074479178df812d175f709636b368952c2ce3</meta:generator>
    <meta:document-statistic meta:table-count="0" meta:image-count="0" meta:object-count="0" meta:page-count="1" meta:paragraph-count="21" meta:word-count="431" meta:character-count="2419" meta:non-whitespace-character-count="2001"/>
  </office:meta>
</office:document-meta>
</file>